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corderJUnitTest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RecorderJUnitTest.TestRecorderJUnitTest( TestDefinit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corderJUnitTest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JUnitTest.TestRecorderJUnitTest( TestDefinition t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corderJUnitTest.runT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